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255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7.616cm"/>
    </style:style>
    <style:style style:name="co4" style:family="table-column">
      <style:table-column-properties fo:break-before="auto" style:column-width="7.027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1.792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44cm" fo:break-before="auto" style:use-optimal-row-height="true"/>
    </style:style>
    <style:style style:name="ro4" style:family="table-row">
      <style:table-row-properties style:row-height="1.085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ObservableCalculations overloaded methods group </text:p>
          </table:table-cell>
          <table:table-cell table:style-name="ce5" office:value-type="string" calcext:value-type="string">
            <text:p>MS LINQ overloaded methods group</text:p>
          </table:table-cell>
          <table:table-cell table:style-name="ce5" office:value-type="string" calcext:value-type="string">
            <text:p>Returned instance class derived from</text:p>
          </table:table-cell>
          <table:table-cell table:style-name="ce5" office:value-type="string" calcext:value-type="string">
            <text:p>Note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2" office:value-type="string" calcext:value-type="string">
            <text:p><text:span text:style-name="T1">Aggregating&lt;TSourceItem, 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alculating&lt;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2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2" office:value-type="string" calcext:value-type="string">
            <text:p>AnyCalcuating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2" office:value-type="string" calcext:value-type="string">
            <text:p><text:span text:style-name="T1">Appending&lt;TSourceItem&gt;</text:span></text:p>
          </table:table-cell>
          <table:table-cell table:style-name="ce7" office:value-type="string" calcext:value-type="string">
            <text:p>Append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2" office:value-type="string" calcext:value-type="string">
            <text:p>Not applicable</text:p>
          </table:table-cell>
          <table:table-cell table:style-name="ce7" office:value-type="string" calcext:value-type="string">
            <text:p>AsEnumerab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2" office:value-type="string" calcext:value-type="string">
            <text:p><text:span text:style-name="T1">Averaging&lt;TSourceItem, 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Binding class</text:p>
          </table:table-cell>
          <table:table-cell table:style-name="ce8" office:value-type="string" calcext:value-type="string">
            <text:p>Not applicab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Calculat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see more <text:a xlink:href="#arbitrary-expression-observing" xlink:type="simple">here</text:a>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 office:value-type="string" calcext:value-type="string">
            <text:p>Element of the source collection may be INotifyCollectionChanged or IreadScalar&lt;INotifyCollectionChanged&gt;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ontainsCalcua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2" office:value-type="string" calcext:value-type="string">
            <text:p>ObservableCollection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4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3" office:value-type="string" calcext:value-type="string">
            <text:p>Crossing&lt;TOuterSourceItem, TInnerSourceItem&gt;</text:p>
          </table:table-cell>
          <table:table-cell table:style-name="ce8" office:value-type="string" calcext:value-type="string">
            <text:p>Not implemented</text:p>
          </table:table-cell>
          <table:table-cell table:style-name="ce13" office:value-type="string" calcext:value-type="string">
            <text:p>CollectionCalculating&lt;</text:p>
            <text:p>    JoinPair&lt;TOuterSourceItem, </text:p>
            <text:p>        TInnerSourceItem&gt;&gt;</text:p>
          </table:table-cell>
          <table:table-cell table:style-name="ce11" office:value-type="string" calcext:value-type="string">
            <text:p>Cartesian product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iffer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see more<text:a xlink:href="#differingtresult-extention-method" xlink:type="simple"> here</text:a>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7" office:value-type="string" calcext:value-type="string">
            <text:p>ElementA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ItemCalcula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If source collection length less than item index requested ScalarCalculating&lt;TSourceItem&gt;.Value property returns default of TsourceItem or value passed in defaultValue paremeter</text:p>
          </table:table-cell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7" office:value-type="string" calcext:value-type="string">
            <text:p>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6" office:value-type="string" calcext:value-type="string">
            <text:p>Fir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FirstCalcula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If source collection length is zero ScalarCalculating&lt;TSourceItem&gt;.Value property returns default of TsourceItem or value passed in defaultValue paremeter</text:p>
          </table:table-cell>
          <table:table-cell table:number-columns-repeated="60"/>
        </table:table-row>
        <table:table-row table:style-name="ro4">
          <table:table-cell table:style-name="ce3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alculating&lt;Group</text:p>
            <text:p>    &lt;TSourceItem, TKey&gt;&gt;</text:p>
          </table:table-cell>
          <table:table-cell table:style-name="ce11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GroupJoining&lt;TOuterSourceItem,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alculating&lt;JoinGroup&lt;</text:p>
            <text:p>    TOuterSourceItem, </text:p>
            <text:p>        TInnerSourceItem, TKey&gt;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3" office:value-type="string" calcext:value-type="string">
            <text:p>PredicateGroupJoining&lt;TOuterSourceItem, TInnerSourceItem&gt;</text:p>
          </table:table-cell>
          <table:covered-table-cell table:style-name="ce10"/>
          <table:table-cell table:style-name="ce14" office:value-type="string" calcext:value-type="string">
            <text:p>CollectionCalculating&lt;</text:p>
            <text:p>    PredicateJoinGroup&lt;</text:p>
            <text:p>        TOuterSourceItem,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3" office:value-type="string" calcext:value-type="string">
            <text:p>Joing&lt;TOuterSourceItem, 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alculating&lt;</text:p>
            <text:p>    JoinPair&lt;TOuterSourceItem,</text:p>
            <text:p> 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6" office:value-type="string" calcext:value-type="string">
            <text:p>La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LastCalcua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If source collection length is zero ScalarCalculating&lt;TSourceItem&gt;.Value property returns default of TsourceItem or value passed in defaultValue paremeter</text:p>
          </table:table-cell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6" office:value-type="string" calcext:value-type="string">
            <text:p>Long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If source collection length is zero ScalarCalculating&lt;TSourceItem&gt;.Value property returns default of TsourceItem or value passed in defaultValue paremeter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If source collection length is zero ScalarCalculating&lt;TSourceItem&gt;.Value property returns default of TsourceItem or value passed in defaultValue paremeter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OfTypeCalculating&lt;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PropertyAccess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see more <text:a xlink:href="#accessing-a-property-via-reflection" xlink:type="simple">here</text:a>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SequenceCalcula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alculating&lt;in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4" office:value-type="string" calcext:value-type="string">
            <text:p>Not implemented</text:p>
          </table:table-cell>
          <table:table-cell table:style-name="ce6" office:value-type="string" calcext:value-type="string">
            <text:p>Repeat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21" office:value-type="string" calcext:value-type="string">
            <text:p>PreviousTracking&lt;TResult&gt;</text:p>
          </table:table-cell>
          <table:table-cell table:style-name="ce29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Selecting&lt;TSourceItem,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SelectingMany&lt;TSourceItem, 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4" office:value-type="string" calcext:value-type="string">
            <text:p>Not implemented</text:p>
          </table:table-cell>
          <table:table-cell table:style-name="ce6" office:value-type="string" calcext:value-type="string">
            <text:p>SequenceEqual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7" office:value-type="string" calcext:value-type="string">
            <text:p>Sing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7" office:value-type="string" calcext:value-type="string">
            <text:p>SingleOrDefaul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alculating&lt;string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6" office:value-type="string" calcext:value-type="string">
            <text:p>ToArra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Dictionaring&lt;TSourceItem, 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Hashing&lt;TSourceItem,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6" office:value-type="string" calcext:value-type="string">
            <text:p>ToLi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4" office:value-type="string" calcext:value-type="string">
            <text:p>Not implemented</text:p>
          </table:table-cell>
          <table:table-cell table:style-name="ce6" office:value-type="string" calcext:value-type="string">
            <text:p>ToLookup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Using&lt;TArgument, 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see more <text:a xlink:href="#applications-of-usingtresult-extention-method" xlink:type="simple">here</text:a> and <text:a xlink:href="#arbitrary-expression-observing" xlink:type="simple">here</text:a>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 office:value-type="string" calcext:value-type="string">
            <text:p>WeakPreviousTrack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Zipping&lt;TSourceItemLeft, 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alculating&lt;ZipPair&lt;</text:p>
            <text:p>    TSourceItemLeft, </text:p>
            <text:p>    TSourceItemRight&gt;&gt;</text:p>
          </table:table-cell>
          <table:table-cell table:style-name="ce11"/>
          <table:table-cell table:number-columns-repeated="60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.00.0000</text:date>, <text:time style:data-style-name="N2" text:time-value="14:43:43.48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2-26T15:07:45.007000000</dc:date>
    <meta:generator>LibreOffice/6.4.0.3$Windows_x86 LibreOffice_project/b0a288ab3d2d4774cb44b62f04d5d28733ac6df8</meta:generator>
    <meta:editing-duration>PT11M48S</meta:editing-duration>
    <meta:editing-cycles>3</meta:editing-cycles>
    <meta:document-statistic meta:table-count="2" meta:cell-count="1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